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afd" fo:padding-left="0.125in" fo:padding-right="0.125in" fo:padding-top="0.0833in" fo:padding-bottom="0.0833in" fo:border="0.75pt solid #000000">
        <style:background-image/>
      </style:table-cell-properties>
    </style:style>
    <style:style style:name="P1" style:family="paragraph" style:parent-style-name="Standard">
      <style:paragraph-properties fo:margin-top="0in" fo:margin-bottom="0.1665in" loext:contextual-spacing="false" fo:line-height="114%" fo:padding="0in" fo:border="none"/>
    </style:style>
    <style:style style:name="P2" style:family="paragraph" style:parent-style-name="Standard">
      <style:paragraph-properties fo:margin-top="0.0835in" fo:margin-bottom="0.0835in" loext:contextual-spacing="false" fo:line-height="114%" fo:padding="0in" fo:border="none"/>
    </style:style>
    <style:style style:name="P3" style:family="paragraph" style:parent-style-name="Standard">
      <style:paragraph-properties fo:line-height="114%" fo:padding="0in" fo:border="none"/>
    </style:style>
    <style:style style:name="P4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5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6" style:family="paragraph" style:parent-style-name="Standard" style:list-style-name="WWNum3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7" style:family="paragraph" style:parent-style-name="Standard" style:list-style-name="WWNum3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8" style:family="paragraph" style:parent-style-name="Standard" style:list-style-name="WWNum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9" style:family="paragraph" style:parent-style-name="Standard" style:list-style-name="WWNum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0" style:family="paragraph" style:parent-style-name="Standard" style:list-style-name="WWNum6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1" style:family="paragraph" style:parent-style-name="Standard" style:list-style-name="WWNum7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2" style:family="paragraph" style:parent-style-name="Standard" style:list-style-name="WWNum7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3" style:family="paragraph" style:parent-style-name="Standard" style:list-style-name="WWNum8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4" style:family="paragraph" style:parent-style-name="Standard" style:list-style-name="WWNum8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5" style:family="paragraph" style:parent-style-name="Standard" style:list-style-name="WWNum9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6" style:family="paragraph" style:parent-style-name="Standard" style:list-style-name="WWNum10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7" style:family="paragraph" style:parent-style-name="Standard" style:list-style-name="WWNum10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8" style:family="paragraph" style:parent-style-name="Standard" style:list-style-name="WWNum1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9" style:family="paragraph" style:parent-style-name="Standard" style:list-style-name="WWNum3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20" style:family="paragraph" style:parent-style-name="Standard" style:list-style-name="WWNum5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21" style:family="paragraph" style:parent-style-name="Standard" style:list-style-name="WWNum6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22" style:family="paragraph" style:parent-style-name="Standard" style:list-style-name="WWNum7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23" style:family="paragraph" style:parent-style-name="Standard" style:list-style-name="WWNum8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24" style:family="paragraph" style:parent-style-name="Standard" style:list-style-name="WWNum9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25" style:family="paragraph" style:parent-style-name="Standard" style:list-style-name="WWNum10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26" style:family="paragraph" style:parent-style-name="Standard">
      <style:paragraph-properties fo:margin-top="0in" fo:margin-bottom="0.0835in" loext:contextual-spacing="false" fo:line-height="114%" fo:padding="0in" fo:border="none"/>
    </style:style>
    <style:style style:name="P27" style:family="paragraph" style:parent-style-name="Standard" style:list-style-name="WWNum2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28" style:family="paragraph" style:parent-style-name="Standard" style:list-style-name="WWNum2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29" style:family="paragraph" style:parent-style-name="Standard" style:list-style-name="WWNum2">
      <style:paragraph-properties fo:margin-left="0.3335in" fo:margin-right="0in" fo:margin-top="0in" fo:margin-bottom="0.0835in" loext:contextual-spacing="false" fo:line-height="114%" fo:text-indent="-0.25in" style:auto-text-indent="false" fo:padding="0in" fo:border="none"/>
    </style:style>
    <style:style style:name="P30" style:family="paragraph" style:parent-style-name="Standard" style:list-style-name="WWNum4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31" style:family="paragraph" style:parent-style-name="Standard" style:list-style-name="WWNum4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32" style:family="paragraph" style:parent-style-name="Standard">
      <style:paragraph-properties fo:margin-top="0.0835in" fo:margin-bottom="0.1665in" loext:contextual-spacing="false" fo:line-height="114%" fo:padding="0in" fo:border="none"/>
    </style:style>
    <style:style style:name="P33" style:family="paragraph" style:parent-style-name="Heading_20_2">
      <style:paragraph-properties fo:margin-top="0in" fo:margin-bottom="0.0835in" loext:contextual-spacing="false" fo:line-height="114%" fo:padding="0in" fo:border="none"/>
    </style:style>
    <style:style style:name="P34" style:family="paragraph" style:parent-style-name="Heading_20_2">
      <style:paragraph-properties fo:margin-top="0.3335in" fo:margin-bottom="0.0835in" loext:contextual-spacing="false" fo:line-height="114%" fo:padding="0in" fo:border="none"/>
    </style:style>
    <style:style style:name="P35" style:family="paragraph" style:parent-style-name="Heading_20_2">
      <style:paragraph-properties fo:margin-top="0.0835in" fo:margin-bottom="0.0835in" loext:contextual-spacing="false" fo:line-height="114%" fo:padding="0in" fo:border="none"/>
    </style:style>
    <style:style style:name="P36" style:family="paragraph" style:parent-style-name="Heading_20_1" style:master-page-name="Standard">
      <style:paragraph-properties fo:margin-top="0in" fo:margin-bottom="0.0835in" loext:contextual-spacing="false" fo:line-height="114%" style:page-number="1" fo:padding="0in" fo:border="none"/>
    </style:style>
    <style:style style:name="P37" style:family="paragraph" style:parent-style-name="Heading_20_3">
      <style:paragraph-properties fo:margin-top="0in" fo:margin-bottom="0.0835in" loext:contextual-spacing="false" fo:line-height="114%" fo:padding="0in" fo:border="none"/>
    </style:style>
    <style:style style:name="P38" style:family="paragraph" style:parent-style-name="Heading_20_3">
      <style:paragraph-properties fo:margin-top="0.0835in" fo:margin-bottom="0.0835in" loext:contextual-spacing="false" fo:line-height="114%" fo:padding="0in" fo:border="none"/>
    </style:style>
    <style:style style:name="T1" style:family="text">
      <style:text-properties fo:color="#1f1f1f" style:font-name="Google Sans" style:font-name-asian="Google Sans1" style:font-name-complex="Google Sans1"/>
    </style:style>
    <style:style style:name="T2" style:family="text">
      <style:text-properties fo:color="#1f1f1f" style:font-name="Google Sans" fo:font-weight="bold" style:font-name-asian="Google Sans1" style:font-weight-asian="bold" style:font-name-complex="Google Sans1" style:font-weight-complex="bold"/>
    </style:style>
    <style:style style:name="T3" style:family="text">
      <style:text-properties fo:color="#1f1f1f" style:font-name="Google Sans" fo:font-style="italic" style:font-name-asian="Google Sans1" style:font-style-asian="italic" style:font-name-complex="Google Sans1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Cahier des Charges Fonctionnel (CdCF) - Projet TRACE</text:span></text:p>
      <text:p text:style-name="P1"><text:span text:style-name="T2">Version :</text:span><text:span text:style-name="T1"> 1.2</text:span></text:p>
      <text:p text:style-name="P1"><text:span text:style-name="T2">Date :</text:span><text:span text:style-name="T1"> 12/09/2026</text:span></text:p>
      <text:p text:style-name="P1"><text:span text:style-name="T2">État :</text:span><text:span text:style-name="T1"> En cours de finalisation</text:span></text:p>
      <text:p text:style-name="P1"><text:span text:style-name="T2">Porteur :</text:span><text:span text:style-name="T1"> Division Éco-responsabilité (DGFIP)</text:span></text:p>
      <text:p text:style-name="P33"><text:span text:style-name="T1">1. Suivi des Évolutions (Log MOA)</text:span>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"><text:span text:style-name="T2">Version</text:span></text:p>
          </table:table-cell>
          <table:table-cell table:style-name="Table1.A1" office:value-type="string">
            <text:p text:style-name="P2"><text:span text:style-name="T2">Date</text:span></text:p>
          </table:table-cell>
          <table:table-cell table:style-name="Table1.A1" office:value-type="string">
            <text:p text:style-name="P2"><text:span text:style-name="T2">Auteur</text:span></text:p>
          </table:table-cell>
          <table:table-cell table:style-name="Table1.A1" office:value-type="string">
            <text:p text:style-name="P2"><text:span text:style-name="T2">Description</text:span></text:p>
          </table:table-cell>
          <table:table-cell table:style-name="Table1.A1" office:value-type="string">
            <text:p text:style-name="P2"><text:span text:style-name="T2">État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.0</text:span></text:p>
          </table:table-cell>
          <table:table-cell table:style-name="Table1.A1" office:value-type="string">
            <text:p text:style-name="P3"><text:span text:style-name="T1">11/09/26</text:span></text:p>
          </table:table-cell>
          <table:table-cell table:style-name="Table1.A1" office:value-type="string">
            <text:p text:style-name="P3"><text:span text:style-name="T1">MOA</text:span></text:p>
          </table:table-cell>
          <table:table-cell table:style-name="Table1.A1" office:value-type="string">
            <text:p text:style-name="P3"><text:span text:style-name="T1">Création du périmètre initial (Inventaire &amp; Catalogue).</text:span></text:p>
          </table:table-cell>
          <table:table-cell table:style-name="Table1.A1" office:value-type="string">
            <text:p text:style-name="P3"><text:span text:style-name="T1">Validé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.1</text:span></text:p>
          </table:table-cell>
          <table:table-cell table:style-name="Table1.A1" office:value-type="string">
            <text:p text:style-name="P3"><text:span text:style-name="T1">11/09/26</text:span></text:p>
          </table:table-cell>
          <table:table-cell table:style-name="Table1.A1" office:value-type="string">
            <text:p text:style-name="P3"><text:span text:style-name="T1">MOE</text:span></text:p>
          </table:table-cell>
          <table:table-cell table:style-name="Table1.A1" office:value-type="string">
            <text:p text:style-name="P3"><text:span text:style-name="T1">Ajout du moteur d'export CSV et sanitisation XSS.</text:span></text:p>
          </table:table-cell>
          <table:table-cell table:style-name="Table1.A1" office:value-type="string">
            <text:p text:style-name="P3"><text:span text:style-name="T1">Validé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.2</text:span></text:p>
          </table:table-cell>
          <table:table-cell table:style-name="Table1.A1" office:value-type="string">
            <text:p text:style-name="P3"><text:span text:style-name="T1">12/09/26</text:span></text:p>
          </table:table-cell>
          <table:table-cell table:style-name="Table1.A1" office:value-type="string">
            <text:p text:style-name="P3"><text:span text:style-name="T1">MOA/MOE</text:span></text:p>
          </table:table-cell>
          <table:table-cell table:style-name="Table1.A1" office:value-type="string">
            <text:p text:style-name="P3"><text:span text:style-name="T1">Intégration de l'application mobile </text:span><text:span text:style-name="T2">TRACE_SCAN</text:span><text:span text:style-name="T1"> (PWA) et du </text:span><text:span text:style-name="T2">Générateur QR</text:span><text:span text:style-name="T1">.</text:span></text:p>
          </table:table-cell>
          <table:table-cell table:style-name="Table1.A1" office:value-type="string">
            <text:p text:style-name="P3"><text:span text:style-name="T2">Actuel</text:span></text:p>
          </table:table-cell>
        </table:table-row>
      </table:table>
      <text:p text:style-name="P34"><text:span text:style-name="T1">2. Présentation du Projet</text:span></text:p>
      <text:p text:style-name="P37"><text:span text:style-name="T1">2.1 Contexte</text:span></text:p>
      <text:p text:style-name="P1"><text:span text:style-name="T1">Le projet </text:span><text:span text:style-name="T2">TRACE</text:span><text:span text:style-name="T1"> (Traçabilité, Réemploi et Affectation Circulaire des Équipements) vise à numériser la gestion du parc mobilier de la DGFIP. Il remplace les tableurs disparates par une solution centralisée, conforme aux normes de sécurité ministérielles.</text:span></text:p>
      <text:p text:style-name="P37"><text:span text:style-name="T1">2.2 Objectifs Stratégiques</text:span></text:p>
      <text:list xml:id="list1663548265" text:style-name="WWNum1">
        <text:list-item>
          <text:p text:style-name="P4"><text:span text:style-name="T2">Uniformisation</text:span><text:span text:style-name="T1"> : Utiliser un catalogue national (Gabarits).</text:span></text:p>
        </text:list-item>
        <text:list-item>
          <text:p text:style-name="P4"><text:span text:style-name="T2">Mobilité</text:span><text:span text:style-name="T1"> : Permettre l'inventaire sur site isolé (Hors-réseau).</text:span></text:p>
        </text:list-item>
        <text:list-item>
          <text:p text:style-name="P18"><text:span text:style-name="T2">Économie Circulaire</text:span><text:span text:style-name="T1"> : Faciliter le réemploi interne avant toute mise au rebut.</text:span></text:p>
        </text:list-item>
      </text:list>
      <text:p text:style-name="P35"><text:span text:style-name="T1">3. Architecture &amp; Écosystème</text:span></text:p>
      <text:p text:style-name="P26"><text:span text:style-name="T1">L'écosystème se compose de trois briques distinctes :</text:span></text:p>
      <text:list xml:id="list1064741053" text:style-name="WWNum2">
        <text:list-item>
          <text:p text:style-name="P27"><text:span text:style-name="T2">TRACE (App Principale)</text:span><text:span text:style-name="T1"> : Gestion centralisée, Administration, Import/Export.</text:span></text:p>
        </text:list-item>
        <text:list-item>
          <text:p text:style-name="P27"><text:span text:style-name="T2">TRACE_SCAN (App Mobile PWA)</text:span><text:span text:style-name="T1"> : Outil de terrain pour le scan intensif en mode déconnecté.</text:span></text:p>
        </text:list-item>
        <text:list-item>
          <text:p text:style-name="P29"><text:span text:style-name="T2">QR_GEN (Module d'impression)</text:span><text:span text:style-name="T1"> : Page autonome pour la génération d'étiquettes (A4 &amp; Rouleau).</text:span></text:p>
        </text:list-item>
      </text:list>
      <text:p text:style-name="P35"><text:span text:style-name="T1">4. Spécifications Fonctionnelles</text:span></text:p>
      <text:p text:style-name="P37"><text:span text:style-name="T1">4.1 Gestion du Mobilier (TRACE Core)</text:span></text:p>
      <text:list xml:id="list3244992351" text:style-name="WWNum3">
        <text:list-item>
          <text:p text:style-name="P6"><text:span text:style-name="T2">Filtres Avancés</text:span><text:span text:style-name="T1"> : Recherche textuelle globale + filtres UA / Modèle / Statut. ✅</text:span></text:p>
        </text:list-item>
        <text:list-item>
          <text:p text:style-name="P6"><text:soft-page-break/><text:span text:style-name="T2">Réaffectation en masse</text:span><text:span text:style-name="T1"> :</text:span></text:p>
        </text:list-item>
      </text:list>
      <text:list xml:id="list1767550347" text:style-name="WWNum4">
        <text:list-item>
          <text:list>
            <text:list-item>
              <text:p text:style-name="P30"><text:span text:style-name="T1">Via Scan Douchette (en direct). ✅</text:span></text:p>
            </text:list-item>
            <text:list-item>
              <text:p text:style-name="P30"><text:span text:style-name="T1">Via Import de fichier .txt (issu de TRACE_SCAN). ✅</text:span></text:p>
            </text:list-item>
          </text:list>
        </text:list-item>
      </text:list>
      <text:list xml:id="list72917128017976" text:continue-list="list3244992351" text:style-name="WWNum3">
        <text:list-item>
          <text:p text:style-name="P19"><text:span text:style-name="T2">Export</text:span><text:span text:style-name="T1"> : Extraction CSV formatée pour Excel (BOM UTF-8). ✅</text:span></text:p>
        </text:list-item>
      </text:list>
      <text:p text:style-name="P38"><text:span text:style-name="T1">4.2 Inventaire Nomade (TRACE_SCAN PWA)</text:span></text:p>
      <text:list xml:id="list3947037481" text:style-name="WWNum5">
        <text:list-item>
          <text:p text:style-name="P8"><text:span text:style-name="T2">Mode Offline</text:span><text:span text:style-name="T1"> : Fonctionnement sans réseau via Service Worker. ✅</text:span></text:p>
        </text:list-item>
        <text:list-item>
          <text:p text:style-name="P8"><text:span text:style-name="T2">Scan Intensif</text:span><text:span text:style-name="T1"> : Utilisation de la caméra du smartphone (Librairie html5-qrcode). ✅</text:span></text:p>
        </text:list-item>
        <text:list-item>
          <text:p text:style-name="P20"><text:span text:style-name="T2">Export de session</text:span><text:span text:style-name="T1"> : Partage natif (Mail/Message) ou téléchargement du fichier .txt. ✅</text:span></text:p>
        </text:list-item>
      </text:list>
      <text:p text:style-name="P38"><text:span text:style-name="T1">4.3 Impression Hybride (QR_GEN)</text:span></text:p>
      <text:list xml:id="list2158657993" text:style-name="WWNum6">
        <text:list-item>
          <text:p text:style-name="P10"><text:span text:style-name="T2">Standard A4</text:span><text:span text:style-name="T1"> : Planches 35 étiquettes (Avery 37x37mm). ✅</text:span></text:p>
        </text:list-item>
        <text:list-item>
          <text:p text:style-name="P21"><text:span text:style-name="T2">Standard Rouleau</text:span><text:span text:style-name="T1"> : Impression thermique 50x30mm pour étiqueteuses. 🏗️ </text:span><text:span text:style-name="T3">(En cours)</text:span></text:p>
        </text:list-item>
      </text:list>
      <text:p text:style-name="P35"><text:span text:style-name="T1">5. Exigences de Sécurité &amp; Maintenance (RSSI)</text:span></text:p>
      <text:list xml:id="list320944495" text:style-name="WWNum7">
        <text:list-item>
          <text:p text:style-name="P11"><text:span text:style-name="T2">Authentification</text:span><text:span text:style-name="T1"> : JWT (HS256) avec gestion d'expiration de session. ✅</text:span></text:p>
        </text:list-item>
        <text:list-item>
          <text:p text:style-name="P11"><text:span text:style-name="T2">Sanitisation</text:span><text:span text:style-name="T1"> : Neutralisation systématique des entrées HTML (Anti-XSS). ✅</text:span></text:p>
        </text:list-item>
        <text:list-item>
          <text:p text:style-name="P11"><text:span text:style-name="T2">Confidentialité</text:span><text:span text:style-name="T1"> : Aucune dépendance Cloud (Impression et Scan locaux). ✅</text:span></text:p>
        </text:list-item>
        <text:list-item>
          <text:p text:style-name="P22"><text:span text:style-name="T2">Audit Trail</text:span><text:span text:style-name="T1"> : Journalisation des mouvements (Triggers SQL). 📅 </text:span><text:span text:style-name="T3">(À faire)</text:span></text:p>
        </text:list-item>
      </text:list>
      <text:p text:style-name="P35"><text:span text:style-name="T1">6. État d'avancement &amp; Reste à Faire (TODO)</text:span></text:p>
      <text:p text:style-name="P37"><text:span text:style-name="T1">🟢 Opérationnel (Recetté)</text:span></text:p>
      <text:list xml:id="list78488094" text:style-name="WWNum8">
        <text:list-item>
          <text:p text:style-name="P13"><text:span text:style-name="T1">[x] Authentification et RLS (Row Level Security).</text:span></text:p>
        </text:list-item>
        <text:list-item>
          <text:p text:style-name="P13"><text:span text:style-name="T1">[x] CRUD Mobiliers et Gabarits.</text:span></text:p>
        </text:list-item>
        <text:list-item>
          <text:p text:style-name="P13"><text:span text:style-name="T1">[x] Moteur de recherche multicritères.</text:span></text:p>
        </text:list-item>
        <text:list-item>
          <text:p text:style-name="P13"><text:span text:style-name="T1">[x] Import/Export (CSV et TXT).</text:span></text:p>
        </text:list-item>
        <text:list-item>
          <text:p text:style-name="P23"><text:span text:style-name="T1">[x] Application mobile PWA (TRACE_SCAN).</text:span></text:p>
        </text:list-item>
      </text:list>
      <text:p text:style-name="P38"><text:span text:style-name="T1">🏗️ En cours de développement</text:span></text:p>
      <text:list xml:id="list960325769" text:style-name="WWNum9">
        <text:list-item>
          <text:p text:style-name="P15"><text:span text:style-name="T1">[ ] </text:span><text:span text:style-name="T2">Impression Hybride</text:span><text:span text:style-name="T1"> : Finaliser le switch CSS @media print pour le format rouleau.</text:span></text:p>
        </text:list-item>
        <text:list-item>
          <text:p text:style-name="P24"><text:span text:style-name="T1">[ ] </text:span><text:span text:style-name="T2">Standardisation Gabarits</text:span><text:span text:style-name="T1"> : Forcer les champs marche et ugap dans le catalogue.</text:span></text:p>
        </text:list-item>
      </text:list>
      <text:p text:style-name="P38"><text:soft-page-break/><text:span text:style-name="T1">📅 Jalons futurs (Roadmap)</text:span></text:p>
      <text:list xml:id="list3413039977" text:style-name="WWNum10">
        <text:list-item>
          <text:p text:style-name="P16"><text:span text:style-name="T1">[ ] </text:span><text:span text:style-name="T2">Module Mise au Rebut</text:span><text:span text:style-name="T1"> : Génération du PV de sortie (PDF).</text:span></text:p>
        </text:list-item>
        <text:list-item>
          <text:p text:style-name="P16"><text:span text:style-name="T1">[ ] </text:span><text:span text:style-name="T2">Interface de Logs</text:span><text:span text:style-name="T1"> : Consultation de l'historique des modifications par les administrateurs.</text:span></text:p>
        </text:list-item>
        <text:list-item>
          <text:p text:style-name="P25"><text:span text:style-name="T1">[ ] </text:span><text:span text:style-name="T2">Persistance PWA</text:span><text:span text:style-name="T1"> : Ajout du localStorage sur le module mobile pour éviter la perte de données en cas de fermeture.</text:span></text:p>
        </text:list-item>
      </text:list>
      <text:p text:style-name="P32"><text:span text:style-name="T2">Approbation MOA :</text:span><text:span text:style-name="T1"> ___________________</text:span></text:p>
      <text:p text:style-name="P1"><text:span text:style-name="T2">Approbation MOE :</text:span><text:span text:style-name="T1"> 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73" meta:word-count="519" meta:character-count="3247" meta:non-whitespace-character-count="2831"/>
    <meta:generator>LibreOfficeDev/6.0.5.2$Linux_X86_64 LibreOffice_project/</meta:generator>
  </office:meta>
</office:document-meta>
</file>